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8pt" fo:font-style="italic" style:text-underline-style="solid" style:text-underline-width="auto" style:text-underline-color="font-color" fo:font-weight="bold" style:font-size-asian="28pt" style:font-style-asian="italic" style:font-weight-asian="bold" style:font-size-complex="28pt" style:font-style-complex="italic" style:font-weight-complex="bold"/>
    </style:style>
    <style:style style:name="P2" style:family="paragraph" style:parent-style-name="Standard" style:list-style-name="L1">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3" style:family="paragraph" style:parent-style-name="Standard" style:list-style-name="L1">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4" style:family="paragraph" style:parent-style-name="Standard" style:list-style-name="L1">
      <style:text-properties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1">
      <style:paragraph-properties fo:text-align="justify" style:justify-single-word="false"/>
    </style:style>
    <style:style style:name="P7" style:family="paragraph" style:parent-style-name="Standard" style:list-style-name="L1">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 style:family="paragraph" style:parent-style-name="Standard" style:list-style-name="L1">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9" style:family="paragraph" style:parent-style-name="Standard" style:list-style-name="L2">
      <style:text-properties fo:font-size="14pt" style:font-size-asian="14pt" style:font-size-complex="14pt"/>
    </style:style>
    <style:style style:name="P10" style:family="paragraph" style:parent-style-name="Standard" style:list-style-name="L3">
      <style:text-properties fo:font-size="14pt" style:font-size-asian="14pt" style:font-size-complex="14pt"/>
    </style:style>
    <style:style style:name="P11" style:family="paragraph" style:parent-style-name="Standard" style:list-style-name="L4">
      <style:text-properties fo:font-size="14pt" style:font-size-asian="14pt" style:font-size-complex="14pt"/>
    </style:style>
    <style:style style:name="P12" style:family="paragraph" style:parent-style-name="Standard" style:list-style-name="L9">
      <style:text-properties fo:font-size="14pt" style:font-size-asian="14pt" style:font-size-complex="14pt"/>
    </style:style>
    <style:style style:name="P13" style:family="paragraph" style:parent-style-name="Standard" style:list-style-name="L2"/>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8"/>
    <style:style style:name="P17" style:family="paragraph" style:parent-style-name="Standard" style:list-style-name="L2"/>
    <style:style style:name="P18" style:family="paragraph" style:parent-style-name="Standard" style:list-style-name="L6"/>
    <style:style style:name="P19" style:family="paragraph" style:parent-style-name="Standard" style:list-style-name="L7"/>
    <style:style style:name="P20" style:family="paragraph" style:parent-style-name="Standard" style:list-style-name="L1"/>
    <style:style style:name="P21" style:family="paragraph" style:parent-style-name="Standard" style:list-style-name="L10"/>
    <style:style style:name="P22" style:family="paragraph" style:parent-style-name="Standard" style:list-style-name="L10"/>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Planete-Kids</text:p>
      <text:p text:style-name="Standard"/>
      <text:list text:style-name="L1">
        <text:list-item>
          <text:p text:style-name="P2">L'équipe projet</text:p>
          <text:p text:style-name="P20">L'équipe projet se compose de :</text:p>
        </text:list-item>
      </text:list>
      <text:p text:style-name="Standard"/>
      <text:list text:style-name="L2">
        <text:list-item>
          <text:list>
            <text:list-item>
              <text:p text:style-name="P9">Guillaume Missonnier</text:p>
              <text:list>
                <text:list-item>
                  <text:p text:style-name="P13">Filière : RICM3</text:p>
                </text:list-item>
                <text:list-item>
                  <text:p text:style-name="P13">Roles : Chef de projet</text:p>
                </text:list-item>
              </text:list>
            </text:list-item>
          </text:list>
        </text:list-item>
      </text:list>
      <text:p text:style-name="Standard"/>
      <text:list text:style-name="L3">
        <text:list-item>
          <text:list>
            <text:list-item>
              <text:p text:style-name="P10">Guillaume Renault</text:p>
            </text:list-item>
          </text:list>
        </text:list-item>
      </text:list>
      <text:list text:style-name="L6">
        <text:list-item>
          <text:list>
            <text:list-item>
              <text:list>
                <text:list-item>
                  <text:p text:style-name="P14">Filière : RICM3</text:p>
                </text:list-item>
                <text:list-item>
                  <text:p text:style-name="P14">Roles : Responsable de la couche métier</text:p>
                </text:list-item>
              </text:list>
            </text:list-item>
          </text:list>
        </text:list-item>
      </text:list>
      <text:p text:style-name="Standard"/>
      <text:list text:style-name="L9">
        <text:list-item>
          <text:list>
            <text:list-item>
              <text:p text:style-name="P12">Clément Plantier</text:p>
            </text:list-item>
          </text:list>
        </text:list-item>
      </text:list>
      <text:list text:style-name="L10">
        <text:list-item>
          <text:list>
            <text:list-item>
              <text:list>
                <text:list-item>
                  <text:p text:style-name="P21">Filière : RICM3</text:p>
                </text:list-item>
                <text:list-item>
                  <text:p text:style-name="P21">Roles : Responsable de la couche présentation</text:p>
                </text:list-item>
              </text:list>
            </text:list-item>
          </text:list>
        </text:list-item>
      </text:list>
      <text:p text:style-name="Standard"/>
      <text:list text:style-name="L4">
        <text:list-item>
          <text:list>
            <text:list-item>
              <text:p text:style-name="P11">Marc Schaller</text:p>
            </text:list-item>
          </text:list>
        </text:list-item>
      </text:list>
      <text:list text:style-name="L7">
        <text:list-item>
          <text:list>
            <text:list-item>
              <text:list>
                <text:list-item>
                  <text:p text:style-name="P15">Filière : RICM3</text:p>
                </text:list-item>
                <text:list-item>
                  <text:p text:style-name="P15">Roles : Responsable des graphismes</text:p>
                </text:list-item>
              </text:list>
            </text:list-item>
          </text:list>
        </text:list-item>
      </text:list>
      <text:p text:style-name="Standard"/>
      <text:list text:style-name="L1" text:continue-numbering="true">
        <text:list-item>
          <text:p text:style-name="P2">Contexte</text:p>
          <text:p text:style-name="P5">Céline Gallioz, ma compagne, est à l'initiative de ce projet, le propriétaire du magasin Planete-Kids étant son cousin. Ce projet est à la base un projet personnel que Céline a proposé à son cousin sous forme de cadeau de Noël. Il n'a donc jamais été question de rémunération pour le développement de ce site. Ce projet de site Web entrant dans le cadre du projet ecom, j'ai proposé à mon équipe de travailler sur ce thème, précisant bien la nature bénévole du travail. Toute l'équipe a été ravie de pouvoir travailler sur un site qui sera réellement déployé, car cela constitue un atout non négligeable pour leur future recherche d'emploi, ainsi que pour la réputation de Polytech'Grenoble.</text:p>
          <text:p text:style-name="P5">Je tiens à préciser que j'ai fait la démarche dès le premier jour du projet de signaler aux enseignants responsables du projet la nature « réelle » de notre sujet, leur demandant si cela était autorisé. Ils ont apparemment été enchantés de la « réalité » du projet, et n'ont pas évoqué les démarches à effectuer auprès de vous. <text:s/>Je suis donc navré d'apprendre, après un mois de travail, que nous ne sommes pas en règle. A la vue du travail déjà accompli, nous continuerons à travailler sur ce sujet, même si vous ne parvenez pas à un accord avec M. Arnaud. Je m'engagerai dans ce cas à ne pas déployer le site sur le Web, et à ne pas réutiliser le code source que nous aurons développé si je devais dans l'avenir déployer un site pour M. Arnaud à titre personnel.</text:p>
        </text:list-item>
      </text:list>
      <text:p text:style-name="Standard"/>
      <text:list text:style-name="L1" text:continue-numbering="true">
        <text:list-item>
          <text:p text:style-name="P2">Planete-Kids</text:p>
          <text:list>
            <text:list-item>
              <text:p text:style-name="P7">L'entreprise</text:p>
            </text:list-item>
            <text:list-item>
              <text:p text:style-name="P7">Les objectif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imes" svg:font-family="Times"/>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List" style:family="paragraph" style:parent-style-name="Text_20_body" style:class="list">
      <style:text-properties style:font-name="Times" style:font-size-asian="12pt"/>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Guillaume Missonnier</meta:initial-creator>
    <meta:creation-date>2007-10-08T17:44:03</meta:creation-date>
    <dc:creator>Guillaume Missonnier</dc:creator>
    <dc:date>2007-10-10T09:30:48</dc:date>
    <dc:language>fr-FR</dc:language>
    <meta:editing-cycles>8</meta:editing-cycles>
    <meta:editing-duration>PT1H49M35S</meta:editing-duration>
    <meta:user-defined meta:name="Info 1"/>
    <meta:user-defined meta:name="Info 2"/>
    <meta:user-defined meta:name="Info 3"/>
    <meta:user-defined meta:name="Info 4"/>
    <meta:document-statistic meta:table-count="0" meta:image-count="0" meta:object-count="0" meta:page-count="2" meta:paragraph-count="21" meta:word-count="308" meta:character-count="1830"/>
  </office:meta>
</office:document-meta>
</file>